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99dc7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a95ba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05aa8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11430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0d47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4c55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05aa8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11430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2808e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3f702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4507" officeooo:paragraph-rsid="003e4507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2808e" officeooo:paragraph-rsid="0042808e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3f702" officeooo:paragraph-rsid="0043f702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97273" officeooo:paragraph-rsid="0028ca4f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46848" officeooo:paragraph-rsid="00446848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45d92c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style:text-underline-style="none" officeooo:rsid="00446848"/>
    </style:style>
    <style:style style:name="T14" style:family="text">
      <style:text-properties officeooo:rsid="0002d93b"/>
    </style:style>
    <style:style style:name="T15" style:family="text">
      <style:text-properties officeooo:rsid="000a561e"/>
    </style:style>
    <style:style style:name="T16" style:family="text">
      <style:text-properties officeooo:rsid="001231a4"/>
    </style:style>
    <style:style style:name="T17" style:family="text">
      <style:text-properties officeooo:rsid="00160c93"/>
    </style:style>
    <style:style style:name="T18" style:family="text">
      <style:text-properties officeooo:rsid="0016d3ab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style:text-underline-style="none"/>
    </style:style>
    <style:style style:name="T21" style:family="text">
      <style:text-properties fo:color="#00a933" loext:opacity="100%" style:text-underline-style="none" officeooo:rsid="0012bc7f"/>
    </style:style>
    <style:style style:name="T22" style:family="text">
      <style:text-properties fo:color="#00a933" loext:opacity="100%" style:text-underline-style="none" officeooo:rsid="0002d93b"/>
    </style:style>
    <style:style style:name="T23" style:family="text">
      <style:text-properties fo:color="#00a933" loext:opacity="100%" officeooo:rsid="0012bc7f"/>
    </style:style>
    <style:style style:name="T24" style:family="text">
      <style:text-properties officeooo:rsid="0033a73f"/>
    </style:style>
    <style:style style:name="T25" style:family="text">
      <style:text-properties officeooo:rsid="003472c1"/>
    </style:style>
    <style:style style:name="T26" style:family="text">
      <style:text-properties officeooo:rsid="0035461d"/>
    </style:style>
    <style:style style:name="T27" style:family="text">
      <style:text-properties officeooo:rsid="0036f633"/>
    </style:style>
    <style:style style:name="T28" style:family="text">
      <style:text-properties officeooo:rsid="0037e2bb"/>
    </style:style>
    <style:style style:name="T29" style:family="text">
      <style:text-properties style:text-underline-style="solid" style:text-underline-width="auto" style:text-underline-color="font-color" officeooo:rsid="0037e2bb"/>
    </style:style>
    <style:style style:name="T30" style:family="text">
      <style:text-properties officeooo:rsid="0044819f"/>
    </style:style>
    <style:style style:name="T31" style:family="text">
      <style:text-properties fo:font-variant="normal" fo:text-transform="none" style:font-name="gg sans" fo:font-size="12pt" fo:letter-spacing="normal" fo:font-style="normal" loext:padding="0cm" loext:border="none"/>
    </style:style>
    <style:style style:name="T32" style:family="text">
      <style:text-properties fo:font-variant="normal" fo:text-transform="none" fo:font-size="12pt" fo:letter-spacing="normal" fo:font-style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/>
      <text:p text:style-name="P2"><text:span text:style-name="T1">1.a.</text:span><text:span text:style-name="T2">b</text:span><text:span text:style-name="T1">)</text:span></text:p>
      <text:p text:style-name="P12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15">in</text:span></text:p>
          </table:table-cell>
          <table:table-cell table:style-name="Tableau1.A1" office:value-type="string">
            <text:p text:style-name="P6">Plage <text:span text:style-name="T14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11">Zone routeur R/R_S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/25 à <text:s/>172.15.103.126/25</text:p>
          </table:table-cell>
          <table:table-cell table:style-name="Tableau1.D2" office:value-type="string">
            <text:p text:style-name="P11">126</text:p>
          </table:table-cell>
        </table:table-row>
        <table:table-row>
          <table:table-cell table:style-name="Tableau1.A2" office:value-type="string">
            <text:p text:style-name="P11">Zone routeur R/R_P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29/26 à 172.15.103.190/26</text:p>
          </table:table-cell>
          <table:table-cell table:style-name="Tableau1.D2" office:value-type="string">
            <text:p text:style-name="P11">62</text:p>
          </table:table-cell>
        </table:table-row>
        <table:table-row>
          <table:table-cell table:style-name="Tableau1.A2" office:value-type="string">
            <text:p text:style-name="P11">Zone routeur</text:p>
            <text:p text:style-name="P11">R/R_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93/26 à 172.15.103.254/26</text:p>
          </table:table-cell>
          <table:table-cell table:style-name="Tableau1.D2" office:value-type="string">
            <text:p text:style-name="P11">62</text:p>
          </table:table-cell>
        </table:table-row>
      </table:table>
      <text:p text:style-name="P13"/>
      <text:p text:style-name="P13"/>
      <text:p text:style-name="P13">c)</text:p>
      <text:p text:style-name="P13">Il y a <text:span text:style-name="T16">6</text:span> réseaux :</text:p>
      <text:p text:style-name="P14">- R,R_S : sur l'@ 172.15.103.0/2<text:span text:style-name="T16">5</text:span></text:p>
      <text:p text:style-name="P14">- <text:span text:style-name="T16">R</text:span>,R_P : sur l'@ 172.15.103.<text:span text:style-name="T16">128</text:span>/2<text:span text:style-name="T16">6</text:span></text:p>
      <text:p text:style-name="P14">- <text:span text:style-name="T16">R</text:span>,R_C : sur l'@ 172.15.103.<text:span text:style-name="T16">192</text:span>/2<text:span text:style-name="T16">6</text:span></text:p>
      <text:p text:style-name="P13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/>
      <text:p text:style-name="P17"><text:span text:style-name="T4">r</text:span><text:span text:style-name="T1">outage</text:span></text:p>
      <text:p text:style-name="P39">adressage</text:p>
      <text:p text:style-name="P42">dhcp</text:p>
      <text:p text:style-name="P4"/>
      <text:p text:style-name="P4"><text:span text:style-name="T4">R : </text:span><text:span text:style-name="T20">ip a add </text:span><text:span text:style-name="T21">172.15.103.1/25 dev eth0</text:span></text:p>
      <text:p text:style-name="P40">ip link set dev eth0 up</text:p>
      <text:p text:style-name="P40">ip a add 172.15.103.129/26 dev eth1</text:p>
      <text:p text:style-name="P41">ip link set dev eth1 up</text:p>
      <text:p text:style-name="P41">ip a add 172.15.103.193/26 dev eth2</text:p>
      <text:p text:style-name="P41">ip link set dev eth2 up</text:p>
      <text:p text:style-name="P18">ip route add 172.15.102.0/24 via 172.15.103.2 dev eth0</text:p>
      <text:p text:style-name="P18">ip route add 172.15.100.0/23 via 172.15.103.130 dev eth1</text:p>
      <text:p text:style-name="P18">ip route add 172.15.96.0/22 via 172.15.103.194 dev eth2</text:p>
      <text:p text:style-name="P31"><text:soft-page-break/>à mettre dans le r.startup</text:p>
      <text:p text:style-name="P21">echo "nameserver 8.8.8.8"&gt; /etc/resolve.conf</text:p>
      <text:p text:style-name="P19">iptables -t nat -A POSTROUTING -o eth0 -j MASQUERADE</text:p>
      <text:p text:style-name="P19"/>
      <text:p text:style-name="P4"><text:span text:style-name="T4">R</text:span><text:span text:style-name="T1">_S : </text:span><text:span text:style-name="T20">ip a add </text:span><text:span text:style-name="T21">172.15.103.2/25</text:span><text:span text:style-name="T20"> dev eth0</text:span></text:p>
      <text:p text:style-name="P38">ip link set dev eth0 up</text:p>
      <text:p text:style-name="P38">ip a add 172.15.102.254/24 dev eth1</text:p>
      <text:p text:style-name="P38">ip link set dev eth1 up</text:p>
      <text:p text:style-name="P24">ip route add defaut via 172.15.103.1 dev eth0</text:p>
      <text:p text:style-name="P25">à mettre dans le rs.startup</text:p>
      <text:p text:style-name="P20">echo "nameserver 8.8.8.8"&gt; /etc/resolve.conf</text:p>
      <text:p text:style-name="P4"/>
      <text:p text:style-name="P15">R_P : <text:span text:style-name="T19">ip a add </text:span><text:span text:style-name="T23">172.15.103.130/26</text:span><text:span text:style-name="T19"> dev eth0</text:span></text:p>
      <text:p text:style-name="P38">ip link set dev eth0 up</text:p>
      <text:p text:style-name="P36"><text:span text:style-name="T1">ip a add </text:span><text:span text:style-name="T5">172.15.101.254/23</text:span><text:span text:style-name="T1"> dev eth1</text:span></text:p>
      <text:p text:style-name="P38">ip link set dev eth1 up</text:p>
      <text:p text:style-name="P24">ip route add default via 172.15.103.129 dev eth0</text:p>
      <text:p text:style-name="P26">à mettre dans le startup</text:p>
      <text:p text:style-name="P21">echo "nameserver 8.8.8.8"&gt; /etc/resolve.conf</text:p>
      <text:p text:style-name="P4"/>
      <text:p text:style-name="P16">R_C : </text:p>
      <text:p text:style-name="P37"><text:span text:style-name="T1">echo -e "auto lo\n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27">à mettre dans le startup</text:p>
      <text:p text:style-name="P22">echo "nameserver 8.8.8.8"&gt; /etc/resolve.conf</text:p>
      <text:p text:style-name="P34">systemctl start isc-dhcp-server</text:p>
      <text:p text:style-name="P4"/>
      <text:p text:style-name="P15">SF : <text:span text:style-name="T19">ip a add 172.15.102.1/24 dev eth0</text:span></text:p>
      <text:p text:style-name="P38">ip link set dev eth0 up</text:p>
      <text:p text:style-name="P32">ip route add default via <text:span text:style-name="T17">172.15.102.254</text:span></text:p>
      <text:p text:style-name="P28">à mettre dans le startup</text:p>
      <text:p text:style-name="P23">echo "nameserver 8.8.8.8"&gt; /etc/resolve.conf</text:p>
      <text:p text:style-name="P4"/>
      <text:p text:style-name="P4"><text:span text:style-name="T1">PCA : </text:span><text:span text:style-name="T20">ip a add <text:s/></text:span><text:span text:style-name="T22">172.15.100.1/23 </text:span><text:span text:style-name="T20">dev eth0</text:span></text:p>
      <text:p text:style-name="P38">ip link set dev eth0 up</text:p>
      <text:p text:style-name="P32">ip route add default via <text:span text:style-name="T18">172.15.101.254</text:span></text:p>
      <text:p text:style-name="P28">à mettre dans le startup</text:p>
      <text:p text:style-name="P23">echo "nameserver 8.8.8.8"&gt; /etc/resolve.conf</text:p>
      <text:p text:style-name="P4"/>
      <text:p text:style-name="P4"><text:span text:style-name="T1">PCB : </text:span><text:span text:style-name="T20">ip a add <text:s/></text:span><text:span text:style-name="T22">172.15.100.</text:span><text:span text:style-name="T20">2</text:span><text:span text:style-name="T22">/23 </text:span><text:span text:style-name="T20">dev eth0</text:span></text:p>
      <text:p text:style-name="P38">ip link set dev eth0 up</text:p>
      <text:p text:style-name="P33"><text:soft-page-break/>ip route add default via <text:span text:style-name="T18">172.15.101.254</text:span></text:p>
      <text:p text:style-name="P28">à mettre dans le startup</text:p>
      <text:p text:style-name="P23">echo "nameserver 8.8.8.8"&gt; /etc/resolve.conf</text:p>
      <text:p text:style-name="P4"/>
      <text:p text:style-name="P4"><text:span text:style-name="T1">PCC : </text:span><text:span text:style-name="T6">adressage dynamique</text:span></text:p>
      <text:p text:style-name="P50"><text:span text:style-name="T6">a</text:span><text:span text:style-name="T1">ller dans /etc/network/interfaces</text:span></text:p>
      <text:p text:style-name="P45">echo -e "auto lo\n iface lo inet loopback\n\nauto eth0\niface eth0 inet dhcp &gt; /etc/network/interfaces</text:p>
      <text:p text:style-name="P29">à mettre dans le startup</text:p>
      <text:p text:style-name="P35">/etc/init.id/networking restart</text:p>
      <text:p text:style-name="P4"/>
      <text:p text:style-name="P4"><text:span text:style-name="T1">PCD : </text:span><text:span text:style-name="T6">adressage dynamique</text:span></text:p>
      <text:p text:style-name="P46">echo -e "auto lo\n iface lo inet loopback\n\nauto eth0\niface eth0 inet dhcp &gt; /etc/network/interfaces</text:p>
      <text:p text:style-name="P30">à mettre dans le startup</text:p>
      <text:p text:style-name="P35">/etc/init.id/networking restart</text:p>
      <text:p text:style-name="P5"><text:span text:style-name="T4">1.</text:span><text:span text:style-name="T1">d</text:span></text:p>
      <text:p text:style-name="P43">Configuration du fichier dhcp sur R_C</text:p>
      <text:p text:style-name="P43"/>
      <text:p text:style-name="P59">ddns-update-style none;</text:p>
      <text:p text:style-name="P47"><text:span text:style-name="T1">subnet 1</text:span><text:span text:style-name="T8">72</text:span><text:span text:style-name="T1">.1</text:span><text:span text:style-name="T8">5</text:span><text:span text:style-name="T1">.</text:span><text:span text:style-name="T8">9</text:span><text:span text:style-name="T13">6</text:span><text:span text:style-name="T1">.0 netmask 255.255.252.0</text:span></text:p>
      <text:p text:style-name="P43">{</text:p>
      <text:p text:style-name="P47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48"><text:span text:style-name="T7"><text:tab/>d</text:span><text:span text:style-name="T1">efault-lease time 21600 ;</text:span></text:p>
      <text:p text:style-name="P44"><text:tab/>max-leaase-time <text:span text:style-name="T30">432</text:span>00 ;</text:p>
      <text:p text:style-name="P49"><text:span text:style-name="T1"><text:tab/>options routeurs </text:span><text:span text:style-name="T5">172.15.99.254 ;</text:span></text:p>
      <text:p text:style-name="P49"><text:span text:style-name="T5"><text:tab/></text:span><text:span text:style-name="T9">option domain-name-servers 8.8.8.8;</text:span></text:p>
      <text:p text:style-name="P60">}</text:p>
      <text:p text:style-name="P60"/>
      <text:p text:style-name="P61"><text:span text:style-name="T32">DHCPDv4_CONF=/etc/dhcp/dhcp.conf </text:span></text:p>
      <text:p text:style-name="P61"><text:span text:style-name="T32">DHCPDv4_PID=/var/run/dhcp.pid</text:span></text:p>
      <text:p text:style-name="P61"><text:span text:style-name="T32">INTERFACESv4="eth1"</text:span> </text:p>
      <text:p text:style-name="P57"/>
      <text:p text:style-name="P51">1.e</text:p>
      <text:p text:style-name="P52">1.f</text:p>
      <text:p text:style-name="P52"/>
      <text:p text:style-name="P52">2. <text:span text:style-name="T24">Kathara directement rien à faire à part récupérer.</text:span></text:p>
      <text:p text:style-name="P53">3. <text:span text:style-name="T25">Utilisation du /shared pour avoir /etc/dhcp/dhcpd.conf </text:span><text:span text:style-name="T26">déjà bien config sur R_C</text:span></text:p>
      <text:p text:style-name="P53">-&gt; <text:span text:style-name="T26">le configuré une première fois, </text:span><text:span text:style-name="T27">puis le mv dans le shared, puis le git commit et le récupe de là à chaque fois. !</text:span><text:span text:style-name="T28">Penser à lancer la commande | systemctl </text:span><text:span text:style-name="T29">start</text:span><text:span text:style-name="T28"> isc-dhcp-server |</text:span></text:p>
      <text:p text:style-name="P53"/>
      <text:p text:style-name="P54">4. Créer un utilisateur sur PCB, qui est admin, (mdp admi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28T18:36:27.394000000</dc:date>
    <meta:editing-duration>PT6H16M49S</meta:editing-duration>
    <meta:editing-cycles>61</meta:editing-cycles>
    <meta:generator>LibreOffice/7.5.2.2$Windows_X86_64 LibreOffice_project/53bb9681a964705cf672590721dbc85eb4d0c3a2</meta:generator>
    <meta:document-statistic meta:table-count="1" meta:image-count="0" meta:object-count="0" meta:page-count="3" meta:paragraph-count="122" meta:word-count="581" meta:character-count="3722" meta:non-whitespace-character-count="3252"/>
  </office:meta>
</office:document-meta>
</file>